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000000020F843EAEC.png" manifest:media-type="image/png"/>
  <manifest:file-entry manifest:full-path="Pictures/100002010000002000000020CC84405F.png" manifest:media-type="image/png"/>
  <manifest:file-entry manifest:full-path="Pictures/10000201000000200000002045CB619D.png" manifest:media-type="image/png"/>
  <manifest:file-entry manifest:full-path="Pictures/100002010000002000000020C58C5AC5.png" manifest:media-type="image/png"/>
  <manifest:file-entry manifest:full-path="Pictures/100002010000002000000020F246464D.png" manifest:media-type="image/png"/>
  <manifest:file-entry manifest:full-path="Pictures/10000201000000200000002071D32544.png" manifest:media-type="image/png"/>
  <manifest:file-entry manifest:full-path="Pictures/10000201000000200000002046AFB326.png" manifest:media-type="image/png"/>
  <manifest:file-entry manifest:full-path="Pictures/100002010000002000000020772D20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draw:marker-start-width="0.279cm" draw:marker-end-width="0.279cm" draw:stroke-linejoin="round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fill-color="#ff3333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14" style:family="graphic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5" style:family="graphic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6" style:family="graphic">
      <style:graphic-properties svg:stroke-width="0.081cm" draw:marker-start-width="0.321cm" draw:marker-end-width="0.321cm" draw:fill="none" draw:fill-color="#729fcf" draw:textarea-horizontal-align="justify" draw:textarea-vertical-align="middle" draw:auto-grow-height="false" fo:padding-top="0.165cm" fo:padding-bottom="0.165cm" fo:padding-left="0.29cm" fo:padding-right="0.29cm"/>
    </style:style>
    <style:style style:name="gr17" style:family="graphic">
      <style:graphic-properties svg:stroke-width="0.081cm" svg:stroke-color="#00331a" draw:marker-start-width="0.321cm" draw:marker-end-width="0.321cm" draw:fill="none" draw:fill-color="#729fcf" draw:textarea-horizontal-align="justify" draw:textarea-vertical-align="middle" draw:auto-grow-height="false" fo:padding-top="0.165cm" fo:padding-bottom="0.165cm" fo:padding-left="0.29cm" fo:padding-right="0.29cm"/>
    </style:style>
    <style:style style:name="gr18" style:family="graphic">
      <style:graphic-properties svg:stroke-width="0.081cm" svg:stroke-color="#ff3333" draw:marker-start-width="0.321cm" draw:marker-end-width="0.321cm" draw:fill="none" draw:fill-color="#729fcf" draw:textarea-horizontal-align="justify" draw:textarea-vertical-align="middle" draw:auto-grow-height="false" fo:padding-top="0.165cm" fo:padding-bottom="0.165cm" fo:padding-left="0.29cm" fo:padding-right="0.29cm"/>
    </style:style>
    <style:style style:name="gr19" style:family="graphic">
      <style:graphic-properties svg:stroke-color="#000080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21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2cm" fo:min-width="0cm"/>
    </style:style>
    <style:style style:name="gr24" style:family="graphic" style:parent-style-name="standard">
      <style:graphic-properties svg:stroke-color="#000000" draw:fill-color="#66ff66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-color="#ff420e" draw:opacity="50%" draw:textarea-horizontal-align="justify" draw:textarea-vertical-align="middle" draw:auto-grow-height="false"/>
    </style:style>
    <style:style style:name="gr26" style:family="graphic" style:parent-style-name="standard">
      <style:graphic-properties draw:fill-color="#00cc00" draw:textarea-horizontal-align="justify" draw:textarea-vertical-align="middle" draw:auto-grow-height="fals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fill-color="#ff3333" draw:opacity="50%" draw:textarea-horizontal-align="justify" draw:textarea-vertical-align="middle" draw:auto-grow-height="false"/>
    </style:style>
    <style:style style:name="gr29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padding-top="0.23cm" fo:padding-bottom="0.23cm" fo:padding-left="0.355cm" fo:padding-right="0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0cm"/>
    </style:style>
    <style:style style:name="gr3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draw:marker-start-width="0.359cm" draw:marker-end-width="0.359cm" draw:fill="solid" draw:fill-color="#729fcf" draw:textarea-horizontal-align="justify" draw:textarea-vertical-align="middle" draw:auto-grow-height="false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draw:marker-start-width="0.359cm" draw:marker-end-width="0.359cm" draw:fill="solid" draw:fill-color="#ff3333" draw:textarea-horizontal-align="justify" draw:textarea-vertical-align="middle" draw:auto-grow-height="false" fo:padding-top="0.178cm" fo:padding-bottom="0.178cm" fo:padding-left="0.303cm" fo:padding-right="0.303cm"/>
    </style:style>
    <style:style style:name="gr34" style:family="graphic" style:parent-style-name="standard" style:list-style-name="L5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4.04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4.738cm"/>
    </style:style>
    <style:style style:name="pr6" style:family="presentation" style:parent-style-name="Default-subtitle">
      <style:graphic-properties draw:fill-color="#ffffff" fo:min-height="11.863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margin-top="0cm" fo:margin-bottom="0.5cm"/>
      <style:text-properties style:use-window-font-color="true" style:text-outline="false" style:text-line-through-style="none" style:text-line-through-type="none" style:font-name="Nimbus Sans 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pisode 61 – Slope Theory</text:p>
          </draw:text-box>
        </draw:frame>
        <draw:frame draw:style-name="gr1" draw:text-style-name="P1" draw:layer="layout" svg:width="4.318cm" svg:height="4.318cm" svg:x="8.636cm" svg:y="14.224cm">
          <draw:image xlink:href="Pictures/100002010000002000000020772D20AD.png" xlink:type="simple" xlink:show="embed" xlink:actuate="onLoad">
            <text:p/>
          </draw:image>
        </draw:frame>
        <draw:frame draw:style-name="gr1" draw:text-style-name="P1" draw:layer="layout" svg:width="4.162cm" svg:height="4.162cm" svg:x="2.286cm" svg:y="13.462cm">
          <draw:image xlink:href="Pictures/100002010000002000000020F246464D.png" xlink:type="simple" xlink:show="embed" xlink:actuate="onLoad">
            <text:p/>
          </draw:image>
        </draw:frame>
        <draw:frame draw:style-name="gr1" draw:text-style-name="P1" draw:layer="layout" svg:width="4.176cm" svg:height="4.176cm" svg:x="14.62cm" svg:y="14.112cm">
          <draw:image xlink:href="Pictures/10000201000000200000002046AFB326.png" xlink:type="simple" xlink:show="embed" xlink:actuate="onLoad">
            <text:p/>
          </draw:image>
        </draw:frame>
        <draw:frame draw:style-name="gr1" draw:text-style-name="P1" draw:layer="layout" svg:width="3.922cm" svg:height="3.922cm" svg:x="20.574cm" svg:y="13.35cm">
          <draw:image xlink:href="Pictures/100002010000002000000020C58C5AC5.png" xlink:type="simple" xlink:show="embed" xlink:actuate="onLoad">
            <text:p/>
          </draw:image>
        </draw:frame>
        <draw:frame draw:style-name="gr1" draw:text-style-name="P1" draw:layer="layout" svg:width="3.908cm" svg:height="3.908cm" svg:x="8.792cm" svg:y="3.712cm">
          <draw:image xlink:href="Pictures/10000201000000200000002045CB619D.png" xlink:type="simple" xlink:show="embed" xlink:actuate="onLoad">
            <text:p/>
          </draw:image>
        </draw:frame>
        <draw:frame draw:style-name="gr1" draw:text-style-name="P1" draw:layer="layout" svg:width="3.809cm" svg:height="3.809cm" svg:x="2.794cm" svg:y="4.827cm">
          <draw:image xlink:href="Pictures/100002010000002000000020CC84405F.png" xlink:type="simple" xlink:show="embed" xlink:actuate="onLoad">
            <text:p/>
          </draw:image>
        </draw:frame>
        <draw:frame draw:style-name="gr1" draw:text-style-name="P1" draw:layer="layout" svg:width="3.668cm" svg:height="3.668cm" svg:x="14.732cm" svg:y="3.698cm">
          <draw:image xlink:href="Pictures/10000201000000200000002071D32544.png" xlink:type="simple" xlink:show="embed" xlink:actuate="onLoad">
            <text:p/>
          </draw:image>
        </draw:frame>
        <draw:frame draw:style-name="gr1" draw:text-style-name="P1" draw:layer="layout" svg:width="3.81cm" svg:height="3.81cm" svg:x="20.32cm" svg:y="5.08cm">
          <draw:image xlink:href="Pictures/100002010000002000000020F843EA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1" draw:layer="layout" svg:width="25.199cm" svg:height="3.506cm" svg:x="1.4cm" svg:y="0.837cm" presentation:class="title">
          <draw:text-box>
            <text:p>Episode 61 – Slope Theory</text:p>
          </draw:text-box>
        </draw:frame>
        <draw:frame draw:style-name="gr1" draw:text-style-name="P1" draw:layer="layout" svg:width="4.318cm" svg:height="4.318cm" svg:x="8.636cm" svg:y="14.224cm">
          <draw:image xlink:href="Pictures/100002010000002000000020772D20AD.png" xlink:type="simple" xlink:show="embed" xlink:actuate="onLoad">
            <text:p/>
          </draw:image>
        </draw:frame>
        <draw:frame draw:style-name="gr1" draw:text-style-name="P1" draw:layer="layout" svg:width="4.162cm" svg:height="4.162cm" svg:x="2.286cm" svg:y="13.462cm">
          <draw:image xlink:href="Pictures/100002010000002000000020F246464D.png" xlink:type="simple" xlink:show="embed" xlink:actuate="onLoad">
            <text:p/>
          </draw:image>
        </draw:frame>
        <draw:frame draw:style-name="gr1" draw:text-style-name="P1" draw:layer="layout" svg:width="4.176cm" svg:height="4.176cm" svg:x="14.62cm" svg:y="14.112cm">
          <draw:image xlink:href="Pictures/10000201000000200000002046AFB326.png" xlink:type="simple" xlink:show="embed" xlink:actuate="onLoad">
            <text:p/>
          </draw:image>
        </draw:frame>
        <draw:frame draw:style-name="gr1" draw:text-style-name="P1" draw:layer="layout" svg:width="3.922cm" svg:height="3.922cm" svg:x="20.574cm" svg:y="13.35cm">
          <draw:image xlink:href="Pictures/100002010000002000000020C58C5AC5.png" xlink:type="simple" xlink:show="embed" xlink:actuate="onLoad">
            <text:p/>
          </draw:image>
        </draw:frame>
        <draw:frame draw:style-name="gr1" draw:text-style-name="P1" draw:layer="layout" svg:width="3.908cm" svg:height="3.908cm" svg:x="8.792cm" svg:y="3.712cm">
          <draw:image xlink:href="Pictures/10000201000000200000002045CB619D.png" xlink:type="simple" xlink:show="embed" xlink:actuate="onLoad">
            <text:p/>
          </draw:image>
        </draw:frame>
        <draw:frame draw:style-name="gr1" draw:text-style-name="P1" draw:layer="layout" svg:width="3.809cm" svg:height="3.809cm" svg:x="2.794cm" svg:y="4.827cm">
          <draw:image xlink:href="Pictures/100002010000002000000020CC84405F.png" xlink:type="simple" xlink:show="embed" xlink:actuate="onLoad">
            <text:p/>
          </draw:image>
        </draw:frame>
        <draw:frame draw:style-name="gr1" draw:text-style-name="P1" draw:layer="layout" svg:width="3.668cm" svg:height="3.668cm" svg:x="14.732cm" svg:y="3.698cm">
          <draw:image xlink:href="Pictures/10000201000000200000002071D32544.png" xlink:type="simple" xlink:show="embed" xlink:actuate="onLoad">
            <text:p/>
          </draw:image>
        </draw:frame>
        <draw:frame draw:style-name="gr1" draw:text-style-name="P1" draw:layer="layout" svg:width="3.81cm" svg:height="3.81cm" svg:x="20.32cm" svg:y="5.08cm">
          <draw:image xlink:href="Pictures/100002010000002000000020F843EAEC.png" xlink:type="simple" xlink:show="embed" xlink:actuate="onLoad">
            <text:p/>
          </draw:image>
        </draw:frame>
        <draw:frame presentation:style-name="pr3" draw:layer="layout" svg:width="25.199cm" svg:height="14.044cm" svg:x="1.4cm" svg:y="3.048cm" presentation:class="subtitle" presentation:user-transformed="true">
          <draw:text-box>
            <text:p>8 Different Slope Tiles:</text:p>
            <text:p>How shall we distinguish them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osition: Top vs. Bottom</text:p>
          </draw:text-box>
        </draw:frame>
        <draw:frame draw:style-name="gr1" draw:text-style-name="P1" draw:layer="layout" svg:width="4.318cm" svg:height="4.318cm" svg:x="8.636cm" svg:y="14.224cm">
          <draw:image xlink:href="Pictures/100002010000002000000020772D20AD.png" xlink:type="simple" xlink:show="embed" xlink:actuate="onLoad">
            <text:p/>
          </draw:image>
        </draw:frame>
        <draw:frame draw:style-name="gr1" draw:text-style-name="P1" draw:layer="layout" svg:width="4.162cm" svg:height="4.162cm" svg:x="2.286cm" svg:y="13.462cm">
          <draw:image xlink:href="Pictures/100002010000002000000020F246464D.png" xlink:type="simple" xlink:show="embed" xlink:actuate="onLoad">
            <text:p/>
          </draw:image>
        </draw:frame>
        <draw:frame draw:style-name="gr1" draw:text-style-name="P1" draw:layer="layout" svg:width="4.176cm" svg:height="4.176cm" svg:x="14.62cm" svg:y="14.112cm">
          <draw:image xlink:href="Pictures/10000201000000200000002046AFB326.png" xlink:type="simple" xlink:show="embed" xlink:actuate="onLoad">
            <text:p/>
          </draw:image>
        </draw:frame>
        <draw:frame draw:style-name="gr1" draw:text-style-name="P1" draw:layer="layout" svg:width="3.922cm" svg:height="3.922cm" svg:x="20.574cm" svg:y="13.35cm">
          <draw:image xlink:href="Pictures/100002010000002000000020C58C5AC5.png" xlink:type="simple" xlink:show="embed" xlink:actuate="onLoad">
            <text:p/>
          </draw:image>
        </draw:frame>
        <draw:frame draw:style-name="gr1" draw:text-style-name="P1" draw:layer="layout" svg:width="3.908cm" svg:height="3.908cm" svg:x="8.792cm" svg:y="3.712cm">
          <draw:image xlink:href="Pictures/10000201000000200000002045CB619D.png" xlink:type="simple" xlink:show="embed" xlink:actuate="onLoad">
            <text:p/>
          </draw:image>
        </draw:frame>
        <draw:frame draw:style-name="gr1" draw:text-style-name="P1" draw:layer="layout" svg:width="3.809cm" svg:height="3.809cm" svg:x="2.794cm" svg:y="4.827cm">
          <draw:image xlink:href="Pictures/100002010000002000000020CC84405F.png" xlink:type="simple" xlink:show="embed" xlink:actuate="onLoad">
            <text:p/>
          </draw:image>
        </draw:frame>
        <draw:frame draw:style-name="gr1" draw:text-style-name="P1" draw:layer="layout" svg:width="3.668cm" svg:height="3.668cm" svg:x="14.732cm" svg:y="3.698cm">
          <draw:image xlink:href="Pictures/10000201000000200000002071D32544.png" xlink:type="simple" xlink:show="embed" xlink:actuate="onLoad">
            <text:p/>
          </draw:image>
        </draw:frame>
        <draw:frame draw:style-name="gr1" draw:text-style-name="P1" draw:layer="layout" svg:width="3.81cm" svg:height="3.81cm" svg:x="20.32cm" svg:y="5.08cm">
          <draw:image xlink:href="Pictures/100002010000002000000020F843EAEC.png" xlink:type="simple" xlink:show="embed" xlink:actuate="onLoad">
            <text:p/>
          </draw:image>
        </draw:frame>
        <draw:custom-shape draw:style-name="gr3" draw:text-style-name="P1" draw:layer="layout" svg:width="24.638cm" svg:height="8.636cm" svg:x="1.524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6.416cm" svg:height="6.604cm" svg:x="0.762cm" svg:y="3.5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de: Left vs. Right</text:p>
          </draw:text-box>
        </draw:frame>
        <draw:frame draw:style-name="gr1" draw:text-style-name="P1" draw:layer="layout" svg:width="4.318cm" svg:height="4.318cm" svg:x="8.636cm" svg:y="14.224cm">
          <draw:image xlink:href="Pictures/100002010000002000000020772D20AD.png" xlink:type="simple" xlink:show="embed" xlink:actuate="onLoad">
            <text:p/>
          </draw:image>
        </draw:frame>
        <draw:frame draw:style-name="gr1" draw:text-style-name="P1" draw:layer="layout" svg:width="4.162cm" svg:height="4.162cm" svg:x="2.286cm" svg:y="13.462cm">
          <draw:image xlink:href="Pictures/100002010000002000000020F246464D.png" xlink:type="simple" xlink:show="embed" xlink:actuate="onLoad">
            <text:p/>
          </draw:image>
        </draw:frame>
        <draw:frame draw:style-name="gr1" draw:text-style-name="P1" draw:layer="layout" svg:width="4.176cm" svg:height="4.176cm" svg:x="14.62cm" svg:y="14.112cm">
          <draw:image xlink:href="Pictures/10000201000000200000002046AFB326.png" xlink:type="simple" xlink:show="embed" xlink:actuate="onLoad">
            <text:p/>
          </draw:image>
        </draw:frame>
        <draw:frame draw:style-name="gr1" draw:text-style-name="P1" draw:layer="layout" svg:width="3.922cm" svg:height="3.922cm" svg:x="20.574cm" svg:y="13.35cm">
          <draw:image xlink:href="Pictures/100002010000002000000020C58C5AC5.png" xlink:type="simple" xlink:show="embed" xlink:actuate="onLoad">
            <text:p/>
          </draw:image>
        </draw:frame>
        <draw:frame draw:style-name="gr1" draw:text-style-name="P1" draw:layer="layout" svg:width="3.908cm" svg:height="3.908cm" svg:x="8.792cm" svg:y="3.712cm">
          <draw:image xlink:href="Pictures/10000201000000200000002045CB619D.png" xlink:type="simple" xlink:show="embed" xlink:actuate="onLoad">
            <text:p/>
          </draw:image>
        </draw:frame>
        <draw:frame draw:style-name="gr1" draw:text-style-name="P1" draw:layer="layout" svg:width="3.809cm" svg:height="3.809cm" svg:x="2.794cm" svg:y="4.827cm">
          <draw:image xlink:href="Pictures/100002010000002000000020CC84405F.png" xlink:type="simple" xlink:show="embed" xlink:actuate="onLoad">
            <text:p/>
          </draw:image>
        </draw:frame>
        <draw:frame draw:style-name="gr1" draw:text-style-name="P1" draw:layer="layout" svg:width="3.668cm" svg:height="3.668cm" svg:x="14.732cm" svg:y="3.698cm">
          <draw:image xlink:href="Pictures/10000201000000200000002071D32544.png" xlink:type="simple" xlink:show="embed" xlink:actuate="onLoad">
            <text:p/>
          </draw:image>
        </draw:frame>
        <draw:frame draw:style-name="gr1" draw:text-style-name="P1" draw:layer="layout" svg:width="3.81cm" svg:height="3.81cm" svg:x="20.32cm" svg:y="5.08cm">
          <draw:image xlink:href="Pictures/100002010000002000000020F843EAEC.png" xlink:type="simple" xlink:show="embed" xlink:actuate="onLoad">
            <text:p/>
          </draw:image>
        </draw:frame>
        <draw:custom-shape draw:style-name="gr5" draw:text-style-name="P1" draw:layer="layout" svg:width="12.57cm" svg:height="16.002cm" svg:x="1.4cm" svg:y="3.3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43cm" svg:height="16.002cm" svg:x="14.478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Height: Short vs. Tall</text:p>
          </draw:text-box>
        </draw:frame>
        <draw:frame draw:style-name="gr1" draw:text-style-name="P1" draw:layer="layout" svg:width="4.318cm" svg:height="4.318cm" svg:x="8.636cm" svg:y="14.224cm">
          <draw:image xlink:href="Pictures/100002010000002000000020772D20AD.png" xlink:type="simple" xlink:show="embed" xlink:actuate="onLoad">
            <text:p/>
          </draw:image>
        </draw:frame>
        <draw:frame draw:style-name="gr1" draw:text-style-name="P1" draw:layer="layout" svg:width="4.162cm" svg:height="4.162cm" svg:x="2.286cm" svg:y="13.462cm">
          <draw:image xlink:href="Pictures/100002010000002000000020F246464D.png" xlink:type="simple" xlink:show="embed" xlink:actuate="onLoad">
            <text:p/>
          </draw:image>
        </draw:frame>
        <draw:frame draw:style-name="gr1" draw:text-style-name="P1" draw:layer="layout" svg:width="4.176cm" svg:height="4.176cm" svg:x="14.62cm" svg:y="14.112cm">
          <draw:image xlink:href="Pictures/10000201000000200000002046AFB326.png" xlink:type="simple" xlink:show="embed" xlink:actuate="onLoad">
            <text:p/>
          </draw:image>
        </draw:frame>
        <draw:frame draw:style-name="gr1" draw:text-style-name="P1" draw:layer="layout" svg:width="3.922cm" svg:height="3.922cm" svg:x="20.574cm" svg:y="13.35cm">
          <draw:image xlink:href="Pictures/100002010000002000000020C58C5AC5.png" xlink:type="simple" xlink:show="embed" xlink:actuate="onLoad">
            <text:p/>
          </draw:image>
        </draw:frame>
        <draw:frame draw:style-name="gr1" draw:text-style-name="P1" draw:layer="layout" svg:width="3.908cm" svg:height="3.908cm" svg:x="8.792cm" svg:y="3.712cm">
          <draw:image xlink:href="Pictures/10000201000000200000002045CB619D.png" xlink:type="simple" xlink:show="embed" xlink:actuate="onLoad">
            <text:p/>
          </draw:image>
        </draw:frame>
        <draw:frame draw:style-name="gr1" draw:text-style-name="P1" draw:layer="layout" svg:width="3.809cm" svg:height="3.809cm" svg:x="2.794cm" svg:y="4.827cm">
          <draw:image xlink:href="Pictures/100002010000002000000020CC84405F.png" xlink:type="simple" xlink:show="embed" xlink:actuate="onLoad">
            <text:p/>
          </draw:image>
        </draw:frame>
        <draw:frame draw:style-name="gr1" draw:text-style-name="P1" draw:layer="layout" svg:width="3.668cm" svg:height="3.668cm" svg:x="14.732cm" svg:y="3.698cm">
          <draw:image xlink:href="Pictures/10000201000000200000002071D32544.png" xlink:type="simple" xlink:show="embed" xlink:actuate="onLoad">
            <text:p/>
          </draw:image>
        </draw:frame>
        <draw:frame draw:style-name="gr1" draw:text-style-name="P1" draw:layer="layout" svg:width="3.81cm" svg:height="3.81cm" svg:x="20.32cm" svg:y="5.08cm">
          <draw:image xlink:href="Pictures/100002010000002000000020F843EAEC.png" xlink:type="simple" xlink:show="embed" xlink:actuate="onLoad">
            <text:p/>
          </draw:image>
        </draw:frame>
        <draw:custom-shape draw:style-name="gr5" draw:text-style-name="P1" draw:layer="layout" svg:width="10.668cm" svg:height="15.748cm" svg:x="8.382cm" svg:y="3.3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4.732cm" svg:x="19.558cm" svg:y="4.0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4.732cm" svg:x="1.778cm" svg:y="4.31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5.966cm" svg:height="4.738cm" svg:x="1.654cm" svg:y="8.636cm" presentation:class="subtitle" presentation:user-transformed="true">
          <draw:text-box>
            <text:p>Tall</text:p>
          </draw:text-box>
        </draw:frame>
        <draw:frame presentation:style-name="pr5" draw:layer="layout" svg:width="5.966cm" svg:height="4.738cm" svg:x="10.544cm" svg:y="8.89cm">
          <draw:text-box>
            <text:p>Short</text:p>
          </draw:text-box>
        </draw:frame>
        <draw:frame presentation:style-name="pr5" draw:layer="layout" svg:width="5.966cm" svg:height="4.738cm" svg:x="19.304cm" svg:y="8.636cm">
          <draw:text-box>
            <text:p>Tall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855cm" svg:x="1.524cm" svg:y="8.382cm" presentation:class="title" presentation:user-transformed="true">
          <draw:text-box>
            <text:p>How Do we Find a Point on the Slope?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ven:</text:p>
          </draw:text-box>
        </draw:frame>
        <draw:frame draw:style-name="gr1" draw:text-style-name="P1" draw:layer="layout" svg:width="4.176cm" svg:height="4.176cm" svg:x="12.192cm" svg:y="9.54cm">
          <draw:image xlink:href="Pictures/10000201000000200000002046AFB326.png" xlink:type="simple" xlink:show="embed" xlink:actuate="onLoad">
            <text:p/>
          </draw:image>
        </draw:frame>
        <draw:line draw:style-name="gr8" draw:text-style-name="P1" draw:layer="layout" svg:x1="1.778cm" svg:y1="13.686cm" svg:x2="12.192cm" svg:y2="13.686cm">
          <text:p/>
        </draw:line>
        <draw:line draw:style-name="gr8" draw:text-style-name="P1" draw:layer="layout" svg:x1="1.778cm" svg:y1="12.446cm" svg:x2="14.478cm" svg:y2="12.446cm">
          <text:p/>
        </draw:line>
        <draw:custom-shape draw:style-name="gr9" draw:text-style-name="P1" draw:layer="layout" svg:width="4.176cm" svg:height="4.064cm" svg:x="12.192cm" svg:y="9.652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446cm" svg:y1="3.556cm" svg:x2="12.446cm" svg:y2="9.652cm">
          <text:p/>
        </draw:line>
        <draw:line draw:style-name="gr8" draw:text-style-name="P1" draw:layer="layout" svg:x1="14.478cm" svg:y1="3.556cm" svg:x2="14.478cm" svg:y2="12.446cm">
          <text:p/>
        </draw:line>
        <draw:line draw:style-name="gr8" draw:text-style-name="P1" draw:layer="layout" svg:x1="12.192cm" svg:y1="13.686cm" svg:x2="12.192cm" svg:y2="9.652cm">
          <text:p/>
        </draw:line>
        <draw:line draw:style-name="gr8" draw:text-style-name="P1" draw:layer="layout" svg:x1="12.192cm" svg:y1="9.653cm" svg:x2="12.192cm" svg:y2="13.716cm">
          <text:p/>
        </draw:line>
        <draw:frame draw:style-name="gr10" draw:layer="layout" svg:width="0.82cm" svg:height="1.038cm" svg:x="3.556cm" svg:y="11.176cm">
          <draw:text-box>
            <text:p>x</text:p>
          </draw:text-box>
        </draw:frame>
        <draw:frame draw:style-name="gr10" draw:layer="layout" svg:width="0.82cm" svg:height="1.038cm" svg:x="14.986cm" svg:y="5.842cm">
          <draw:text-box>
            <text:p>y</text:p>
          </draw:text-box>
        </draw:frame>
        <draw:frame draw:style-name="gr11" draw:layer="layout" svg:width="1.522cm" svg:height="1.038cm" svg:x="10.414cm" svg:y="5.334cm">
          <draw:text-box>
            <text:p>row</text:p>
          </draw:text-box>
        </draw:frame>
        <draw:frame draw:style-name="gr10" draw:layer="layout" svg:width="2.542cm" svg:height="1.038cm" svg:x="3.3cm" svg:y="13.948cm">
          <draw:text-box>
            <text:p>column</text:p>
          </draw:text-box>
        </draw:frame>
        <draw:frame draw:style-name="gr10" draw:layer="layout" svg:width="2.056cm" svg:height="1.038cm" svg:x="9.906cm" svg:y="10.668cm">
          <draw:text-box>
            <text:p>offset</text:p>
          </draw:text-box>
        </draw:frame>
        <draw:frame draw:style-name="gr12" draw:text-style-name="P3" draw:layer="layout" svg:width="20.32cm" svg:height="2.529cm" svg:x="3.048cm" svg:y="15.505cm">
          <draw:text-box>
            <text:p text:style-name="P3"><text:span text:style-name="T1">In this case:</text:span></text:p>
            <text:p text:style-name="P3"><text:span text:style-name="T1"><text:s text:c="3"/></text:span><text:span text:style-name="T1">Slope = Δy / Δx = -0.5 Tiles / 1 Tile = -0.5</text:span></text:p>
          </draw:text-box>
        </draw:frame>
        <draw:frame draw:style-name="gr13" draw:text-style-name="P4" draw:layer="layout" svg:width="5.842cm" svg:height="1.301cm" svg:x="3.81cm" svg:y="17.749cm">
          <draw:text-box>
            <text:p text:style-name="P4"><text:span text:style-name="T2">Offset = 1 Ti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lopes</text:p>
          </draw:text-box>
        </draw:frame>
        <draw:frame draw:style-name="gr1" draw:text-style-name="P1" draw:layer="layout" svg:width="4.318cm" svg:height="4.318cm" svg:x="8.636cm" svg:y="14.224cm">
          <draw:image xlink:href="Pictures/100002010000002000000020772D20AD.png" xlink:type="simple" xlink:show="embed" xlink:actuate="onLoad">
            <text:p/>
          </draw:image>
        </draw:frame>
        <draw:frame draw:style-name="gr1" draw:text-style-name="P1" draw:layer="layout" svg:width="4.162cm" svg:height="4.162cm" svg:x="2.286cm" svg:y="13.462cm">
          <draw:image xlink:href="Pictures/100002010000002000000020F246464D.png" xlink:type="simple" xlink:show="embed" xlink:actuate="onLoad">
            <text:p/>
          </draw:image>
        </draw:frame>
        <draw:frame draw:style-name="gr1" draw:text-style-name="P1" draw:layer="layout" svg:width="4.176cm" svg:height="4.176cm" svg:x="14.986cm" svg:y="10.81cm">
          <draw:image xlink:href="Pictures/10000201000000200000002046AFB326.png" xlink:type="simple" xlink:show="embed" xlink:actuate="onLoad">
            <text:p/>
          </draw:image>
        </draw:frame>
        <draw:frame draw:style-name="gr1" draw:text-style-name="P1" draw:layer="layout" svg:width="3.922cm" svg:height="3.922cm" svg:x="20.94cm" svg:y="10.048cm">
          <draw:image xlink:href="Pictures/100002010000002000000020C58C5AC5.png" xlink:type="simple" xlink:show="embed" xlink:actuate="onLoad">
            <text:p/>
          </draw:image>
        </draw:frame>
        <draw:frame draw:style-name="gr1" draw:text-style-name="P1" draw:layer="layout" svg:width="3.908cm" svg:height="3.908cm" svg:x="21.096cm" svg:y="5.08cm">
          <draw:image xlink:href="Pictures/10000201000000200000002045CB619D.png" xlink:type="simple" xlink:show="embed" xlink:actuate="onLoad">
            <text:p/>
          </draw:image>
        </draw:frame>
        <draw:frame draw:style-name="gr1" draw:text-style-name="P1" draw:layer="layout" svg:width="3.809cm" svg:height="3.809cm" svg:x="15.098cm" svg:y="6.195cm">
          <draw:image xlink:href="Pictures/100002010000002000000020CC84405F.png" xlink:type="simple" xlink:show="embed" xlink:actuate="onLoad">
            <text:p/>
          </draw:image>
        </draw:frame>
        <draw:frame draw:style-name="gr1" draw:text-style-name="P1" draw:layer="layout" svg:width="3.668cm" svg:height="3.668cm" svg:x="2.794cm" svg:y="9.144cm">
          <draw:image xlink:href="Pictures/10000201000000200000002071D32544.png" xlink:type="simple" xlink:show="embed" xlink:actuate="onLoad">
            <text:p/>
          </draw:image>
        </draw:frame>
        <draw:frame draw:style-name="gr1" draw:text-style-name="P1" draw:layer="layout" svg:width="3.81cm" svg:height="3.81cm" svg:x="8.382cm" svg:y="10.526cm">
          <draw:image xlink:href="Pictures/100002010000002000000020F843EAEC.png" xlink:type="simple" xlink:show="embed" xlink:actuate="onLoad">
            <text:p/>
          </draw:image>
        </draw:frame>
        <draw:frame draw:style-name="gr10" draw:text-style-name="P6" draw:layer="layout" svg:width="2.725cm" svg:height="1.648cm" svg:x="5.588cm" svg:y="5.08cm">
          <draw:text-box>
            <text:p text:style-name="P5"><text:span text:style-name="T3">+0.5</text:span></text:p>
          </draw:text-box>
        </draw:frame>
        <draw:frame draw:style-name="gr10" draw:text-style-name="P6" draw:layer="layout" svg:width="2.445cm" svg:height="1.648cm" svg:x="19.05cm" svg:y="16.386cm">
          <draw:text-box>
            <text:p text:style-name="P5"><text:span text:style-name="T3">-0.5</text:span></text:p>
          </draw:text-box>
        </draw:frame>
        <draw:custom-shape draw:style-name="gr14" draw:text-style-name="P1" draw:layer="Layout" svg:width="12.954cm" svg:height="15.494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2.405cm" svg:height="15.494cm" svg:x="14.517cm" svg:y="4.105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ffsets<text:line-break/><text:span text:style-name="T2">Measured from the Row</text:span></text:p>
          </draw:text-box>
        </draw:frame>
        <draw:frame draw:style-name="gr1" draw:text-style-name="P1" draw:layer="layout" svg:width="4.318cm" svg:height="4.318cm" svg:x="15.586cm" svg:y="12.878cm">
          <draw:image xlink:href="Pictures/100002010000002000000020772D20AD.png" xlink:type="simple" xlink:show="embed" xlink:actuate="onLoad">
            <text:p/>
          </draw:image>
        </draw:frame>
        <draw:frame draw:style-name="gr1" draw:text-style-name="P1" draw:layer="layout" svg:width="4.162cm" svg:height="4.162cm" svg:x="9.3cm" svg:y="12.954cm">
          <draw:image xlink:href="Pictures/100002010000002000000020F246464D.png" xlink:type="simple" xlink:show="embed" xlink:actuate="onLoad">
            <text:p/>
          </draw:image>
        </draw:frame>
        <draw:frame draw:style-name="gr1" draw:text-style-name="P1" draw:layer="layout" svg:width="4.176cm" svg:height="4.176cm" svg:x="2.174cm" svg:y="12.954cm">
          <draw:image xlink:href="Pictures/10000201000000200000002046AFB326.png" xlink:type="simple" xlink:show="embed" xlink:actuate="onLoad">
            <text:p/>
          </draw:image>
        </draw:frame>
        <draw:frame draw:style-name="gr1" draw:text-style-name="P1" draw:layer="layout" svg:width="3.922cm" svg:height="3.922cm" svg:x="20.574cm" svg:y="13.35cm">
          <draw:image xlink:href="Pictures/100002010000002000000020C58C5AC5.png" xlink:type="simple" xlink:show="embed" xlink:actuate="onLoad">
            <text:p/>
          </draw:image>
        </draw:frame>
        <draw:frame draw:style-name="gr1" draw:text-style-name="P1" draw:layer="layout" svg:width="3.908cm" svg:height="3.908cm" svg:x="15.742cm" svg:y="8.166cm">
          <draw:image xlink:href="Pictures/10000201000000200000002045CB619D.png" xlink:type="simple" xlink:show="embed" xlink:actuate="onLoad">
            <text:p/>
          </draw:image>
        </draw:frame>
        <draw:frame draw:style-name="gr1" draw:text-style-name="P1" draw:layer="layout" svg:width="3.809cm" svg:height="3.809cm" svg:x="2.286cm" svg:y="7.874cm">
          <draw:image xlink:href="Pictures/100002010000002000000020CC84405F.png" xlink:type="simple" xlink:show="embed" xlink:actuate="onLoad">
            <text:p/>
          </draw:image>
        </draw:frame>
        <draw:frame draw:style-name="gr1" draw:text-style-name="P1" draw:layer="layout" svg:width="3.668cm" svg:height="3.668cm" svg:x="9.652cm" svg:y="8.27cm">
          <draw:image xlink:href="Pictures/10000201000000200000002071D32544.png" xlink:type="simple" xlink:show="embed" xlink:actuate="onLoad">
            <text:p/>
          </draw:image>
        </draw:frame>
        <draw:frame draw:style-name="gr1" draw:text-style-name="P1" draw:layer="layout" svg:width="3.81cm" svg:height="3.81cm" svg:x="20.32cm" svg:y="8.08cm">
          <draw:image xlink:href="Pictures/100002010000002000000020F843EAEC.png" xlink:type="simple" xlink:show="embed" xlink:actuate="onLoad">
            <text:p/>
          </draw:image>
        </draw:frame>
        <draw:custom-shape draw:style-name="gr16" draw:text-style-name="P1" draw:layer="Layout" svg:width="5.842cm" svg:height="12.7cm" svg:x="1.27cm" svg:y="5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588cm" svg:height="12.7cm" svg:x="8.636cm" svg:y="5.62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.16cm" svg:height="12.7cm" svg:x="14.986cm" svg:y="5.58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051cm" svg:height="1.038cm" svg:x="3.048cm" svg:y="6.35cm">
          <draw:text-box>
            <text:p text:style-name="P7">1 Tile</text:p>
          </draw:text-box>
        </draw:frame>
        <draw:frame draw:style-name="gr10" draw:text-style-name="P7" draw:layer="layout" svg:width="2.898cm" svg:height="1.038cm" svg:x="18.288cm" svg:y="6.328cm">
          <draw:text-box>
            <text:p text:style-name="P7">0.5 Tiles</text:p>
          </draw:text-box>
        </draw:frame>
        <draw:frame draw:style-name="gr10" draw:text-style-name="P7" draw:layer="layout" svg:width="2.369cm" svg:height="1.038cm" svg:x="10.16cm" svg:y="6.35cm">
          <draw:text-box>
            <text:p text:style-name="P7">0 Tile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Formula:</text:p>
          </draw:text-box>
        </draw:frame>
        <draw:frame draw:style-name="gr1" draw:text-style-name="P1" draw:layer="layout" svg:width="4.176cm" svg:height="4.176cm" svg:x="12.192cm" svg:y="9.54cm">
          <draw:image xlink:href="Pictures/10000201000000200000002046AFB326.png" xlink:type="simple" xlink:show="embed" xlink:actuate="onLoad">
            <text:p/>
          </draw:image>
        </draw:frame>
        <draw:line draw:style-name="gr8" draw:text-style-name="P1" draw:layer="layout" svg:x1="1.778cm" svg:y1="13.686cm" svg:x2="12.192cm" svg:y2="13.686cm">
          <text:p/>
        </draw:line>
        <draw:line draw:style-name="gr8" draw:text-style-name="P1" draw:layer="layout" svg:x1="1.778cm" svg:y1="12.446cm" svg:x2="14.478cm" svg:y2="12.446cm">
          <text:p/>
        </draw:line>
        <draw:custom-shape draw:style-name="gr19" draw:text-style-name="P1" draw:layer="Layout" svg:width="4.176cm" svg:height="4.064cm" svg:x="12.192cm" svg:y="9.652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446cm" svg:y1="3.556cm" svg:x2="12.446cm" svg:y2="9.652cm">
          <text:p/>
        </draw:line>
        <draw:line draw:style-name="gr8" draw:text-style-name="P1" draw:layer="layout" svg:x1="14.478cm" svg:y1="3.556cm" svg:x2="14.478cm" svg:y2="12.446cm">
          <text:p/>
        </draw:line>
        <draw:line draw:style-name="gr8" draw:text-style-name="P1" draw:layer="layout" svg:x1="12.192cm" svg:y1="13.686cm" svg:x2="12.192cm" svg:y2="9.652cm">
          <text:p/>
        </draw:line>
        <draw:line draw:style-name="gr8" draw:text-style-name="P1" draw:layer="layout" svg:x1="12.192cm" svg:y1="9.653cm" svg:x2="12.192cm" svg:y2="13.716cm">
          <text:p/>
        </draw:line>
        <draw:frame draw:style-name="gr10" draw:text-style-name="P7" draw:layer="layout" svg:width="0.82cm" svg:height="1.038cm" svg:x="3.556cm" svg:y="11.176cm">
          <draw:text-box>
            <text:p text:style-name="P7">x</text:p>
          </draw:text-box>
        </draw:frame>
        <draw:frame draw:style-name="gr10" draw:text-style-name="P7" draw:layer="layout" svg:width="0.82cm" svg:height="1.038cm" svg:x="14.986cm" svg:y="5.842cm">
          <draw:text-box>
            <text:p text:style-name="P7">y</text:p>
          </draw:text-box>
        </draw:frame>
        <draw:frame draw:style-name="gr11" draw:text-style-name="P7" draw:layer="layout" svg:width="1.522cm" svg:height="1.038cm" svg:x="10.414cm" svg:y="5.334cm">
          <draw:text-box>
            <text:p text:style-name="P7">row</text:p>
          </draw:text-box>
        </draw:frame>
        <draw:frame draw:style-name="gr10" draw:text-style-name="P7" draw:layer="layout" svg:width="2.542cm" svg:height="1.038cm" svg:x="3.3cm" svg:y="13.948cm">
          <draw:text-box>
            <text:p text:style-name="P7">column</text:p>
          </draw:text-box>
        </draw:frame>
        <draw:frame draw:style-name="gr10" draw:text-style-name="P7" draw:layer="layout" svg:width="2.056cm" svg:height="1.038cm" svg:x="9.906cm" svg:y="10.668cm">
          <draw:text-box>
            <text:p text:style-name="P7">offset</text:p>
          </draw:text-box>
        </draw:frame>
        <draw:frame draw:style-name="gr20" draw:text-style-name="P4" draw:layer="layout" svg:width="18.034cm" svg:height="5.501cm" svg:x="7.112cm" svg:y="14.449cm">
          <draw:text-box>
            <text:p text:style-name="P4"><text:span text:style-name="T2">y – row = Slope * (x – column) + offset</text:span></text:p>
            <text:p text:style-name="P4"><text:span text:style-name="T2"><text:s/></text:span><text:span text:style-name="T2">Where: column &lt;= x &lt;= column + 1 Tile</text:span></text:p>
            <text:p text:style-name="P4"><text:span text:style-name="T2">--------------------------------------------------</text:span></text:p>
            <text:p text:style-name="P4"><text:span text:style-name="T2">y = Slope * (x – column) + offset + row</text:span></text:p>
            <text:p text:style-name="P4"><text:span text:style-name="T2">x = (y – row – offset) / Slope + column</text:span></text:p>
          </draw:text-box>
        </draw:frame>
        <draw:frame presentation:style-name="pr6" draw:text-style-name="P4" draw:layer="layout" svg:width="5.517cm" svg:height="11.863cm" svg:x="21.082cm" svg:y="0.837cm" presentation:class="subtitle" presentation:user-transformed="true">
          <draw:text-box>
            <text:p text:style-name="P4"><text:span text:style-name="T2">Given:</text:span></text:p>
            <text:p text:style-name="P4"><text:span text:style-name="T2">Row</text:span></text:p>
            <text:p text:style-name="P4"><text:span text:style-name="T2">Column</text:span></text:p>
            <text:p text:style-name="P4"><text:span text:style-name="T2">Slope</text:span></text:p>
            <text:p text:style-name="P4"><text:span text:style-name="T2">Offset</text:span></text:p>
            <text:p text:style-name="P4"><text:span text:style-name="T2">One of: X or 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ssumptions</text:p>
          </draw:text-box>
        </draw:frame>
        <draw:frame draw:style-name="gr1" draw:text-style-name="P1" draw:layer="layout" svg:width="4.176cm" svg:height="4.176cm" svg:x="11.938cm" svg:y="8.778cm">
          <draw:image xlink:href="Pictures/10000201000000200000002046AFB326.png" xlink:type="simple" xlink:show="embed" xlink:actuate="onLoad">
            <text:p/>
          </draw:image>
        </draw:frame>
        <draw:line draw:style-name="gr21" draw:text-style-name="P1" draw:layer="layout" svg:x1="13.716cm" svg:y1="12.446cm" svg:x2="14.986cm" svg:y2="13.716cm">
          <text:p/>
        </draw:line>
        <draw:line draw:style-name="gr22" draw:text-style-name="P1" draw:layer="layout" svg:x1="13.716cm" svg:y1="13.716cm" svg:x2="14.986cm" svg:y2="12.446cm">
          <text:p/>
        </draw:line>
        <draw:line draw:style-name="gr21" draw:text-style-name="P1" draw:layer="layout" svg:x1="15.494cm" svg:y1="11.43cm" svg:x2="16.764cm" svg:y2="12.7cm">
          <text:p/>
        </draw:line>
        <draw:line draw:style-name="gr22" draw:text-style-name="P1" draw:layer="layout" svg:x1="15.494cm" svg:y1="12.7cm" svg:x2="16.764cm" svg:y2="11.43cm">
          <text:p/>
        </draw:line>
        <draw:frame draw:style-name="gr23" draw:text-style-name="P4" draw:layer="layout" svg:width="26.236cm" svg:height="4.572cm" svg:x="1.764cm" svg:y="8.382cm">
          <draw:text-box>
            <text:p><text:span text:style-name="T2">We are assuming we can only collide with the sloped side of the til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e center of rectangle<text:line-break/><text:span text:style-name="T4">Example of Y-Collision Check</text:span></text:p>
          </draw:text-box>
        </draw:frame>
        <draw:frame draw:style-name="gr1" draw:text-style-name="P1" draw:layer="layout" svg:width="4.176cm" svg:height="4.176cm" svg:x="7.62cm" svg:y="11.826cm">
          <draw:image xlink:href="Pictures/10000201000000200000002046AFB326.png" xlink:type="simple" xlink:show="embed" xlink:actuate="onLoad">
            <text:p/>
          </draw:image>
        </draw:frame>
        <draw:custom-shape draw:style-name="gr24" draw:text-style-name="P1" draw:layer="layout" svg:width="2.032cm" svg:height="4.064cm" svg:x="8.128cm" svg:y="10.55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066cm" svg:y1="4.826cm" svg:x2="7.066cm" svg:y2="14.62cm">
          <text:p/>
        </draw:line>
        <draw:line draw:style-name="gr8" draw:text-style-name="P1" draw:layer="layout" svg:x1="9.144cm" svg:y1="4.826cm" svg:x2="9.144cm" svg:y2="14.986cm">
          <text:p/>
        </draw:line>
        <draw:frame draw:style-name="gr10" draw:layer="layout" svg:width="2.542cm" svg:height="1.038cm" svg:x="9.906cm" svg:y="7.62cm">
          <draw:text-box>
            <text:p>y-slope</text:p>
          </draw:text-box>
        </draw:frame>
        <draw:frame draw:style-name="gr10" draw:layer="layout" svg:width="2.09cm" svg:height="1.038cm" svg:x="5.08cm" svg:y="8.128cm">
          <draw:text-box>
            <text:p>y-rect</text:p>
          </draw:text-box>
        </draw:frame>
        <draw:line draw:style-name="gr8" draw:text-style-name="P1" draw:layer="layout" svg:x1="2.032cm" svg:y1="14.986cm" svg:x2="9.144cm" svg:y2="14.986cm">
          <text:p/>
        </draw:line>
        <draw:frame draw:style-name="gr10" draw:layer="layout" svg:width="4.062cm" svg:height="1.038cm" svg:x="2.54cm" svg:y="15.24cm">
          <draw:text-box>
            <text:p>center-x-rect</text:p>
          </draw:text-box>
        </draw:frame>
        <draw:frame draw:style-name="gr1" draw:text-style-name="P1" draw:layer="layout" svg:width="4.176cm" svg:height="4.176cm" svg:x="19.985cm" svg:y="11.827cm">
          <draw:image xlink:href="Pictures/10000201000000200000002046AFB326.png" xlink:type="simple" xlink:show="embed" xlink:actuate="onLoad">
            <text:p/>
          </draw:image>
        </draw:frame>
        <draw:custom-shape draw:style-name="gr25" draw:text-style-name="P1" draw:layer="layout" svg:width="2.032cm" svg:height="4.064cm" svg:x="20.605cm" svg:y="11.17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1.669cm" svg:y1="4.828cm" svg:x2="21.669cm" svg:y2="14.988cm">
          <text:p/>
        </draw:line>
        <draw:line draw:style-name="gr8" draw:text-style-name="P1" draw:layer="layout" svg:x1="19.269cm" svg:y1="4.826cm" svg:x2="19.269cm" svg:y2="15.341cm">
          <text:p/>
        </draw:line>
        <draw:line draw:style-name="gr8" draw:text-style-name="P1" draw:layer="layout" svg:x1="14.678cm" svg:y1="14.886cm" svg:x2="21.79cm" svg:y2="14.886cm">
          <text:p/>
        </draw:line>
        <draw:frame draw:style-name="gr10" draw:layer="layout" svg:width="4.062cm" svg:height="1.038cm" svg:x="14.678cm" svg:y="14.964cm">
          <draw:text-box>
            <text:p>center-x-rect</text:p>
          </draw:text-box>
        </draw:frame>
        <draw:frame draw:style-name="gr10" draw:layer="layout" svg:width="2.09cm" svg:height="1.038cm" svg:x="16.96cm" svg:y="7.366cm">
          <draw:text-box>
            <text:p>y-rect</text:p>
          </draw:text-box>
        </draw:frame>
        <draw:frame draw:style-name="gr10" draw:layer="layout" svg:width="2.542cm" svg:height="1.038cm" svg:x="21.842cm" svg:y="6.858cm">
          <draw:text-box>
            <text:p>y-slope</text:p>
          </draw:text-box>
        </draw:frame>
        <draw:frame draw:style-name="gr10" draw:layer="layout" svg:width="8.588cm" svg:height="1.038cm" svg:x="4.318cm" svg:y="17.78cm">
          <draw:text-box>
            <text:p>No Collision: y-rect &lt; y-slope</text:p>
          </draw:text-box>
        </draw:frame>
        <draw:frame draw:style-name="gr10" draw:layer="layout" svg:width="7.974cm" svg:height="1.038cm" svg:x="16.812cm" svg:y="17.758cm">
          <draw:text-box>
            <text:p>Collision: y-rect &gt;= y-slope</text:p>
          </draw:text-box>
        </draw:frame>
        <draw:frame draw:style-name="gr10" draw:layer="layout" svg:width="14.497cm" svg:height="1.038cm" svg:x="8.128cm" svg:y="19.282cm">
          <draw:text-box>
            <text:p>Note: These checks are specific to Bottom Slopes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Example of X-Collision Check</text:p>
          </draw:text-box>
        </draw:frame>
        <draw:frame draw:style-name="gr1" draw:text-style-name="P1" draw:layer="layout" svg:width="4.162cm" svg:height="4.162cm" svg:x="4.474cm" svg:y="13.11cm">
          <draw:image xlink:href="Pictures/100002010000002000000020F246464D.png" xlink:type="simple" xlink:show="embed" xlink:actuate="onLoad">
            <text:p/>
          </draw:image>
        </draw:frame>
        <draw:custom-shape draw:style-name="gr26" draw:text-style-name="P1" draw:layer="layout" svg:width="3.302cm" svg:height="1.778cm" svg:x="6.604cm" svg:y="12.54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0.762cm" svg:y1="13.462cm" svg:x2="5.588cm" svg:y2="13.462cm">
          <text:p/>
        </draw:line>
        <draw:line draw:style-name="gr27" draw:text-style-name="P1" draw:layer="layout" svg:x1="0.762cm" svg:y1="13.462cm" svg:x2="9.906cm" svg:y2="13.462cm">
          <text:p/>
        </draw:line>
        <draw:line draw:style-name="gr8" draw:text-style-name="P1" draw:layer="layout" svg:x1="0.762cm" svg:y1="12.592cm" svg:x2="6.604cm" svg:y2="12.592cm">
          <text:p/>
        </draw:line>
        <draw:line draw:style-name="gr8" draw:text-style-name="P1" draw:layer="layout" svg:x1="7.874cm" svg:y1="7.112cm" svg:x2="7.874cm" svg:y2="13.462cm">
          <text:p/>
        </draw:line>
        <draw:frame draw:style-name="gr10" draw:layer="layout" svg:width="2.09cm" svg:height="1.038cm" svg:x="1.524cm" svg:y="11.176cm">
          <draw:text-box>
            <text:p>x-rect</text:p>
          </draw:text-box>
        </draw:frame>
        <draw:frame draw:style-name="gr10" draw:layer="layout" svg:width="2.542cm" svg:height="1.038cm" svg:x="1.524cm" svg:y="14.224cm">
          <draw:text-box>
            <text:p>x-slope</text:p>
          </draw:text-box>
        </draw:frame>
        <draw:frame draw:style-name="gr10" draw:layer="layout" svg:width="2.792cm" svg:height="1.038cm" svg:x="8.126cm" svg:y="8.614cm">
          <draw:text-box>
            <text:p>y-center</text:p>
          </draw:text-box>
        </draw:frame>
        <draw:frame draw:style-name="gr1" draw:text-style-name="P1" draw:layer="layout" svg:width="4.162cm" svg:height="4.162cm" svg:x="17.475cm" svg:y="13.111cm">
          <draw:image xlink:href="Pictures/100002010000002000000020F246464D.png" xlink:type="simple" xlink:show="embed" xlink:actuate="onLoad">
            <text:p/>
          </draw:image>
        </draw:frame>
        <draw:custom-shape draw:style-name="gr28" draw:text-style-name="P1" draw:layer="layout" svg:width="3.302cm" svg:height="1.778cm" svg:x="19.005cm" svg:y="13.14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763cm" svg:y1="14.063cm" svg:x2="19.812cm" svg:y2="14.063cm">
          <text:p/>
        </draw:line>
        <draw:line draw:style-name="gr27" draw:text-style-name="P1" draw:layer="layout" svg:x1="13.763cm" svg:y1="14.063cm" svg:x2="21.637cm" svg:y2="14.063cm">
          <text:p/>
        </draw:line>
        <draw:line draw:style-name="gr8" draw:text-style-name="P1" draw:layer="layout" svg:x1="13.763cm" svg:y1="13.193cm" svg:x2="19.005cm" svg:y2="13.193cm">
          <text:p/>
        </draw:line>
        <draw:line draw:style-name="gr8" draw:text-style-name="P1" draw:layer="layout" svg:x1="20.875cm" svg:y1="7.113cm" svg:x2="20.875cm" svg:y2="14.063cm">
          <text:p/>
        </draw:line>
        <draw:frame draw:style-name="gr10" draw:layer="layout" svg:width="2.09cm" svg:height="1.038cm" svg:x="14.478cm" svg:y="12.215cm">
          <draw:text-box>
            <text:p>x-rect</text:p>
          </draw:text-box>
        </draw:frame>
        <draw:frame draw:style-name="gr10" draw:layer="layout" svg:width="2.542cm" svg:height="1.038cm" svg:x="14.525cm" svg:y="14.225cm">
          <draw:text-box>
            <text:p>x-slope</text:p>
          </draw:text-box>
        </draw:frame>
        <draw:frame draw:style-name="gr10" draw:layer="layout" svg:width="2.792cm" svg:height="1.038cm" svg:x="21.127cm" svg:y="8.615cm">
          <draw:text-box>
            <text:p>y-center</text:p>
          </draw:text-box>
        </draw:frame>
        <draw:frame draw:style-name="gr10" draw:layer="layout" svg:width="8.588cm" svg:height="1.038cm" svg:x="2.588cm" svg:y="17.78cm">
          <draw:text-box>
            <text:p>No Collision: x-rect &gt; x-slope</text:p>
          </draw:text-box>
        </draw:frame>
        <draw:frame draw:style-name="gr10" draw:layer="layout" svg:width="7.974cm" svg:height="1.038cm" svg:x="15.288cm" svg:y="17.758cm">
          <draw:text-box>
            <text:p>Collision: x-rect &lt;= x-slope</text:p>
          </draw:text-box>
        </draw:frame>
        <draw:frame draw:style-name="gr10" draw:layer="layout" svg:width="13.545cm" svg:height="1.038cm" svg:x="7.601cm" svg:y="19.05cm">
          <draw:text-box>
            <text:p>Note: These checks are specific to Left Slopes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9cm" svg:height="3.855cm" svg:x="1.4cm" svg:y="0.663cm" presentation:class="title" presentation:user-transformed="true">
          <draw:text-box>
            <text:p>Special Considerations for <text:line-break/>Map Collidab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update X before we update Y</text:p>
              </text:list-item>
              <text:list-item>
                <text:p>do not check collisions with slopes in the x direction</text:p>
                <text:list>
                  <text:list-item>
                    <text:p>This way, we move into the slope, and let updateY push us out of it in the y direction</text:p>
                  </text:list-item>
                </text:list>
              </text:list-item>
              <text:list-item>
                <text:p>Check collisions with slope only in the y direction</text:p>
                <text:list>
                  <text:list-item>
                    <text:p>Same as the last rule, just said differently</text:p>
                  </text:list-item>
                </text:list>
              </text:list-item>
              <text:list-item>
                <text:p>Rule for Collision Order</text:p>
                <text:list>
                  <text:list-item>
                    <text:p>Applies to more than just Map Colli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llision Orde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The order in which we check collision tiles</text:p>
              </text:list-item>
              <text:list-item>
                <text:p>Now that we have tiles of differing height, collision order becomes important.</text:p>
                <text:list>
                  <text:list-item>
                    <text:p>Side Note: If we had larger delta (Game Units) collision order would already be importa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ision Order: Algorithm</text:p>
          </draw:text-box>
        </draw:frame>
        <draw:frame presentation:style-name="pr7" draw:layer="layout" svg:width="25.199cm" svg:height="13.628cm" svg:x="1.4cm" svg:y="4.914cm" presentation:class="outline" presentation:user-transformed="true">
          <draw:text-box>
            <text:list text:style-name="L4">
              <text:list-item>
                <text:p>If going left/right: </text:p>
                <text:list>
                  <text:list-item>
                    <text:p>primary <text:s/>sort columns from left-right/right-left</text:p>
                  </text:list-item>
                  <text:list-item>
                    <text:p>Favor row that contains center_x</text:p>
                  </text:list-item>
                </text:list>
              </text:list-item>
              <text:list-item>
                <text:p>If going up/down</text:p>
                <text:list>
                  <text:list-item>
                    <text:p>Primary sort rows from bottom-top/top-bottom</text:p>
                  </text:list-item>
                  <text:list-item>
                    <text:p>Favor column that contains center_y</text:p>
                    <text:list>
                      <text:list-item>
                        <text:p>Makes it look smoother when you collide with two slopes that meet at a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llision Order: Illustrated</text:p>
          </draw:text-box>
        </draw:frame>
        <draw:custom-shape draw:style-name="gr29" draw:text-style-name="P1" draw:layer="layout" svg:width="4.064cm" svg:height="4.064cm" svg:x="10.09cm" svg:y="9.7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4.064cm" svg:x="14.162cm" svg:y="9.72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4.064cm" svg:x="10.091cm" svg:y="13.8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064cm" svg:height="4.064cm" svg:x="14.163cm" svg:y="13.83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794cm" svg:height="5.08cm" svg:x="13.462cm" svg:y="10.1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32cm" svg:y1="10.922cm" svg:x2="14.732cm" svg:y2="14.478cm">
          <text:p/>
        </draw:line>
        <draw:frame draw:style-name="gr10" draw:text-style-name="P6" draw:layer="layout" svg:width="1.129cm" svg:height="1.648cm" svg:x="15.748cm" svg:y="10.798cm">
          <draw:text-box>
            <text:p><text:span text:style-name="T3">1</text:span></text:p>
          </draw:text-box>
        </draw:frame>
        <draw:frame draw:style-name="gr10" draw:text-style-name="P6" draw:layer="layout" svg:width="1.129cm" svg:height="1.648cm" svg:x="11.825cm" svg:y="10.668cm">
          <draw:text-box>
            <text:p><text:span text:style-name="T3">2</text:span></text:p>
          </draw:text-box>
        </draw:frame>
        <draw:frame draw:style-name="gr10" draw:text-style-name="P6" draw:layer="layout" svg:width="1.129cm" svg:height="1.648cm" svg:x="15.748cm" svg:y="14.862cm">
          <draw:text-box>
            <text:p><text:span text:style-name="T3">3</text:span></text:p>
          </draw:text-box>
        </draw:frame>
        <draw:frame draw:style-name="gr10" draw:text-style-name="P6" draw:layer="layout" svg:width="1.129cm" svg:height="1.648cm" svg:x="11.684cm" svg:y="14.986cm">
          <draw:text-box>
            <text:p><text:span text:style-name="T3">4</text:span></text:p>
          </draw:text-box>
        </draw:frame>
        <draw:frame draw:style-name="gr30" draw:text-style-name="P8" draw:layer="layout" svg:width="12.681cm" svg:height="4.572cm" svg:x="8.401cm" svg:y="4.572cm">
          <draw:text-box>
            <text:p text:style-name="P8"><text:span text:style-name="T2">Going down: </text:span></text:p>
            <text:p text:style-name="P8"><text:span text:style-name="T2">Sort rows top to bottom, </text:span></text:p>
            <text:p text:style-name="P8"><text:span text:style-name="T2">Sort Columns favoring center_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" draw:layer="layout" svg:width="25.199cm" svg:height="3.855cm" svg:x="1.4cm" svg:y="0.663cm" presentation:class="title" presentation:user-transformed="true">
          <draw:text-box>
            <text:p>Special Considerations for <text:line-break/>Walking Entiti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Walking down a slope causes “bouncing”</text:p>
                <text:list>
                  <text:list-item>
                    <text:p>Shuffle between being on/off ground</text:p>
                  </text:list-item>
                  <text:list-item>
                    <text:p>We want to “stick” to slopes when we are on groun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162cm" svg:height="4.162cm" svg:x="3.906cm" svg:y="12.908cm">
          <draw:image xlink:href="Pictures/100002010000002000000020F246464D.png" xlink:type="simple" xlink:show="embed" xlink:actuate="onLoad">
            <text:p/>
          </draw:image>
        </draw:frame>
        <draw:line draw:style-name="gr8" draw:text-style-name="P1" draw:layer="layout" svg:x1="4.668cm" svg:y1="12.908cm" svg:x2="6.446cm" svg:y2="12.908cm">
          <text:p/>
        </draw:line>
        <draw:line draw:style-name="gr8" draw:text-style-name="P1" draw:layer="layout" svg:x1="6.446cm" svg:y1="12.908cm" svg:x2="6.446cm" svg:y2="13.924cm">
          <text:p/>
        </draw:line>
        <draw:line draw:style-name="gr8" draw:text-style-name="P1" draw:layer="layout" svg:x1="6.446cm" svg:y1="13.924cm" svg:x2="8.068cm" svg:y2="13.924cm">
          <text:p/>
        </draw:line>
        <draw:frame draw:style-name="gr10" draw:layer="layout" svg:width="4.693cm" svg:height="1.038cm" svg:x="3.61cm" svg:y="17.758cm">
          <draw:text-box>
            <text:p>Bouncy Motion</text:p>
          </draw:text-box>
        </draw:frame>
        <draw:frame draw:style-name="gr1" draw:text-style-name="P1" draw:layer="layout" svg:width="4.162cm" svg:height="4.162cm" svg:x="16.407cm" svg:y="12.883cm">
          <draw:image xlink:href="Pictures/100002010000002000000020F246464D.png" xlink:type="simple" xlink:show="embed" xlink:actuate="onLoad">
            <text:p/>
          </draw:image>
        </draw:frame>
        <draw:frame draw:style-name="gr10" draw:layer="layout" svg:width="4.274cm" svg:height="1.038cm" svg:x="16.311cm" svg:y="17.733cm">
          <draw:text-box>
            <text:p>Sticky Motion</text:p>
          </draw:text-box>
        </draw:frame>
        <draw:line draw:style-name="gr8" draw:text-style-name="P1" draw:layer="layout" svg:x1="16.764cm" svg:y1="12.192cm" svg:x2="20.828cm" svg:y2="14.224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icky Algorithm</text:p>
          </draw:text-box>
        </draw:frame>
        <draw:frame presentation:style-name="pr7" draw:layer="layout" svg:width="25.199cm" svg:height="14.39cm" svg:x="1.4cm" svg:y="4.914cm" presentation:class="outline" presentation:user-transformed="true">
          <draw:text-box>
            <text:list text:style-name="L4">
              <text:list-item>
                <text:p>For all cases: assume going down</text:p>
              </text:list-item>
              <text:list-item>
                <text:p>If we are grounded on a slope</text:p>
                <text:list>
                  <text:list-item>
                    <text:p>If our rectangle intersects with a slope tile, <text:line-break/> <text:s text:c="3"/>stick to the slope</text:p>
                  </text:list-item>
                  <text:list-item>
                    <text:p>If we intersect with an empty space AND <text:line-break/>we are on a short tile AND <text:line-break/>the tile below is a wall, <text:line-break/> <text:s text:c="3"/>stick to the wall</text:p>
                  </text:list-item>
                </text:list>
              </text:list-item>
              <text:list-item>
                <text:p>If we are grounded on a wall</text:p>
                <text:list>
                  <text:list-item>
                    <text:p>If we intersect with a tall slope tile,<text:line-break/> <text:s text:c="3"/>stick to the slo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ticky: Slope To Slope</text:p>
          </draw:text-box>
        </draw:frame>
        <draw:frame draw:style-name="gr1" draw:text-style-name="P1" draw:layer="layout" svg:width="4.318cm" svg:height="4.318cm" svg:x="8.27cm" svg:y="10.526cm">
          <draw:image xlink:href="Pictures/100002010000002000000020772D20AD.png" xlink:type="simple" xlink:show="embed" xlink:actuate="onLoad">
            <text:p/>
          </draw:image>
        </draw:frame>
        <draw:frame draw:style-name="gr1" draw:text-style-name="P1" draw:layer="layout" svg:width="4.162cm" svg:height="4.162cm" svg:x="4.318cm" svg:y="10.682cm">
          <draw:image xlink:href="Pictures/100002010000002000000020F246464D.png" xlink:type="simple" xlink:show="embed" xlink:actuate="onLoad">
            <text:p/>
          </draw:image>
        </draw:frame>
        <draw:frame draw:style-name="gr1" draw:text-style-name="P1" draw:layer="layout" svg:width="4.176cm" svg:height="4.176cm" svg:x="12.588cm" svg:y="10.668cm">
          <draw:image xlink:href="Pictures/10000201000000200000002046AFB326.png" xlink:type="simple" xlink:show="embed" xlink:actuate="onLoad">
            <text:p/>
          </draw:image>
        </draw:frame>
        <draw:frame draw:style-name="gr1" draw:text-style-name="P1" draw:layer="layout" svg:width="3.922cm" svg:height="3.922cm" svg:x="16.652cm" svg:y="10.922cm">
          <draw:image xlink:href="Pictures/100002010000002000000020C58C5AC5.png" xlink:type="simple" xlink:show="embed" xlink:actuate="onLoad">
            <text:p/>
          </draw:image>
        </draw:frame>
        <draw:frame draw:style-name="gr1" draw:text-style-name="P1" draw:layer="layout" svg:width="4.162cm" svg:height="3.922cm" svg:x="20.574cm" svg:y="10.922cm">
          <draw:image xlink:href="Pictures/100002010000002000000020F246464D.png" xlink:type="simple" xlink:show="embed" xlink:actuate="onLoad">
            <text:p/>
          </draw:image>
        </draw:frame>
        <draw:frame draw:style-name="gr10" draw:text-style-name="P3" draw:layer="layout" svg:width="10.924cm" svg:height="1.39cm" svg:x="8.888cm" svg:y="4.064cm">
          <draw:text-box>
            <text:p><text:span text:style-name="T1">Stick during all transitions</text:span></text:p>
          </draw:text-box>
        </draw:frame>
        <draw:line draw:style-name="gr8" draw:text-style-name="P1" draw:layer="layout" svg:x1="4.318cm" svg:y1="9.652cm" svg:x2="12.588cm" svg:y2="13.97cm">
          <text:p/>
        </draw:line>
        <draw:line draw:style-name="gr8" draw:text-style-name="P1" draw:layer="layout" svg:x1="12.588cm" svg:y1="13.97cm" svg:x2="20.574cm" svg:y2="9.906cm">
          <text:p/>
        </draw:line>
        <draw:line draw:style-name="gr8" draw:text-style-name="P1" draw:layer="layout" svg:x1="20.574cm" svg:y1="9.906cm" svg:x2="24.892cm" svg:y2="12.192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ticky: Slope to Wall</text:p>
          </draw:text-box>
        </draw:frame>
        <draw:frame draw:style-name="gr1" draw:text-style-name="P1" draw:layer="layout" svg:width="4.318cm" svg:height="4.318cm" svg:x="1.634cm" svg:y="9.614cm">
          <draw:image xlink:href="Pictures/100002010000002000000020772D20AD.png" xlink:type="simple" xlink:show="embed" xlink:actuate="onLoad">
            <text:p/>
          </draw:image>
        </draw:frame>
        <draw:custom-shape draw:style-name="gr31" draw:text-style-name="P1" draw:layer="layout" svg:width="4.318cm" svg:height="4.064cm" svg:x="5.934cm" svg:y="9.76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.318cm" svg:height="4.064cm" svg:x="5.987cm" svg:y="13.82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634cm" svg:y1="10.884cm" svg:x2="6.23cm" svg:y2="13.424cm">
          <text:p/>
        </draw:line>
        <draw:line draw:style-name="gr8" draw:text-style-name="P1" draw:layer="layout" svg:x1="5.952cm" svg:y1="13.424cm" svg:x2="10.548cm" svg:y2="13.424cm">
          <text:p/>
        </draw:line>
        <draw:frame draw:style-name="gr10" draw:layer="layout" svg:width="1.734cm" svg:height="1.038cm" svg:x="10.305cm" svg:y="15.71cm">
          <draw:text-box>
            <text:p>Wall</text:p>
          </draw:text-box>
        </draw:frame>
        <draw:frame draw:style-name="gr10" draw:layer="layout" svg:width="2.301cm" svg:height="1.038cm" svg:x="10.548cm" svg:y="10.884cm">
          <draw:text-box>
            <text:p>Empty</text:p>
          </draw:text-box>
        </draw:frame>
        <draw:frame draw:style-name="gr10" draw:layer="layout" svg:width="17.452cm" svg:height="1.038cm" svg:x="5.916cm" svg:y="19.282cm">
          <draw:text-box>
            <text:p>Note: Again, we stick by default if we are going up the slope.</text:p>
          </draw:text-box>
        </draw:frame>
        <draw:custom-shape draw:style-name="gr31" draw:text-style-name="P1" draw:layer="layout" svg:width="4.318cm" svg:height="4.064cm" svg:x="18.835cm" svg:y="9.79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4.318cm" svg:height="4.064cm" svg:x="18.888cm" svg:y="13.84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.734cm" svg:height="1.038cm" svg:x="23.206cm" svg:y="15.737cm">
          <draw:text-box>
            <text:p>Wall</text:p>
          </draw:text-box>
        </draw:frame>
        <draw:frame draw:style-name="gr10" draw:layer="layout" svg:width="2.301cm" svg:height="1.038cm" svg:x="23.449cm" svg:y="10.911cm">
          <draw:text-box>
            <text:p>Empty</text:p>
          </draw:text-box>
        </draw:frame>
        <draw:frame draw:style-name="gr1" draw:text-style-name="P1" draw:layer="layout" svg:width="4.162cm" svg:height="3.922cm" svg:x="14.732cm" svg:y="9.937cm">
          <draw:image xlink:href="Pictures/100002010000002000000020F246464D.png" xlink:type="simple" xlink:show="embed" xlink:actuate="onLoad">
            <text:p/>
          </draw:image>
        </draw:frame>
        <draw:frame draw:style-name="gr10" draw:text-style-name="P3" draw:layer="layout" svg:width="12cm" svg:height="1.39cm" svg:x="2.54cm" svg:y="5.976cm">
          <draw:text-box>
            <text:p text:style-name="P3"><text:span text:style-name="T1">Short Slope: Sticky Collision</text:span></text:p>
          </draw:text-box>
        </draw:frame>
        <draw:frame draw:style-name="gr10" draw:text-style-name="P4" draw:layer="layout" svg:width="8.262cm" svg:height="1.301cm" svg:x="17.138cm" svg:y="6.096cm">
          <draw:text-box>
            <text:p text:style-name="P4"><text:span text:style-name="T2">Tall Slope: no stick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Sticky: Wall to Slope</text:p>
          </draw:text-box>
        </draw:frame>
        <draw:frame draw:style-name="gr1" draw:text-style-name="P1" draw:layer="layout" svg:width="4.318cm" svg:height="4.318cm" svg:x="8.028cm" svg:y="9.69cm">
          <draw:image xlink:href="Pictures/100002010000002000000020772D20AD.png" xlink:type="simple" xlink:show="embed" xlink:actuate="onLoad">
            <text:p/>
          </draw:image>
        </draw:frame>
        <draw:custom-shape draw:style-name="gr32" draw:text-style-name="P1" draw:layer="layout" svg:width="4.318cm" svg:height="3.884cm" svg:x="17.172cm" svg:y="10.34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.734cm" svg:height="1.038cm" svg:x="15.14cm" svg:y="11.864cm">
          <draw:text-box>
            <text:p>Wall</text:p>
          </draw:text-box>
        </draw:frame>
        <draw:custom-shape draw:style-name="gr33" draw:text-style-name="P1" draw:layer="layout" svg:width="4.318cm" svg:height="4.064cm" svg:x="3.71cm" svg:y="9.944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.734cm" svg:height="1.038cm" svg:x="1.839cm" svg:y="11.795cm">
          <draw:text-box>
            <text:p>Wall</text:p>
          </draw:text-box>
        </draw:frame>
        <draw:frame draw:style-name="gr1" draw:text-style-name="P1" draw:layer="layout" svg:width="4.162cm" svg:height="3.922cm" svg:x="21.49cm" svg:y="10.34cm">
          <draw:image xlink:href="Pictures/100002010000002000000020F246464D.png" xlink:type="simple" xlink:show="embed" xlink:actuate="onLoad">
            <text:p/>
          </draw:image>
        </draw:frame>
        <draw:frame draw:style-name="gr10" draw:text-style-name="P4" draw:layer="layout" svg:width="8.829cm" svg:height="1.301cm" svg:x="3.302cm" svg:y="6.858cm">
          <draw:text-box>
            <text:p text:style-name="P4"><text:span text:style-name="T2">Short Slope: No sticky</text:span></text:p>
          </draw:text-box>
        </draw:frame>
        <draw:frame draw:style-name="gr10" draw:text-style-name="P4" draw:layer="layout" svg:width="6.987cm" svg:height="1.301cm" svg:x="18.034cm" svg:y="6.827cm">
          <draw:text-box>
            <text:p text:style-name="P4"><text:span text:style-name="T2">Tall Slope: Sticky</text:span></text:p>
          </draw:text-box>
        </draw:frame>
        <draw:line draw:style-name="gr8" draw:text-style-name="P1" draw:layer="layout" svg:x1="17.272cm" svg:y1="9.706cm" svg:x2="21.59cm" svg:y2="9.706cm">
          <text:p/>
        </draw:line>
        <draw:line draw:style-name="gr8" draw:text-style-name="P1" draw:layer="layout" svg:x1="21.59cm" svg:y1="9.706cm" svg:x2="25.908cm" svg:y2="11.738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ummary of Requirements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4">
              <text:list-item>
                <text:p>A TileType to determine empty/slope/wall as well as what type of slope</text:p>
                <text:list>
                  <text:list-item>
                    <text:p>Later it will have fluid type (air/water)</text:p>
                  </text:list-item>
                </text:list>
              </text:list-item>
              <text:list-item>
                <text:p>A Collision Tile that can test collision and determine position of collision given a side (non-sticky collisio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ummary of Requiremen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Walking entities (so far just our player) must keep track of what TileType they are grounded on (if any)</text:p>
              </text:list-item>
              <text:list-item>
                <text:p>A way to test sticky collisions before testing non-sticky collisions</text:p>
              </text:list-item>
            </text:list>
          </draw:text-box>
        </draw:frame>
        <draw:frame draw:style-name="gr34" draw:text-style-name="P9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2T23:13:14.998396538</meta:creation-date>
    <dc:date>2014-03-23T16:35:05.974767211</dc:date>
    <meta:editing-duration>PT16H35M56S</meta:editing-duration>
    <meta:editing-cycles>26</meta:editing-cycles>
    <meta:generator>LibreOffice/4.2.2.1$Linux_X86_64 LibreOffice_project/420m0$Build-1</meta:generator>
    <meta:document-statistic meta:object-count="307"/>
  </office:meta>
</office:document-meta>
</file>